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0000000C23912CCB837D421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98cm" fo:min-width="5.588cm"/>
    </style:style>
    <style:style style:name="gr2" style:family="graphic" style:parent-style-name="standard">
      <style:graphic-properties draw:stroke="dash" draw:stroke-dash="Fine_20_Dashed" svg:stroke-width="0.203cm" svg:stroke-color="#000000" draw:marker-start-width="0.503cm" draw:marker-end-width="0.503cm" draw:fill="solid" draw:fill-color="#ffffff" draw:textarea-horizontal-align="justify" draw:textarea-vertical-align="middle" draw:auto-grow-height="false" fo:min-height="5.091cm" fo:min-width="8.02cm" fo:padding-top="0.225cm" fo:padding-bottom="0.225cm" fo:padding-left="0.35cm" fo:padding-right="0.3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333333" draw:fill="solid" draw:fill-color="#cccccc" draw:textarea-horizontal-align="justify" draw:textarea-vertical-align="middle" draw:auto-grow-height="false" fo:min-height="1.158cm" fo:min-width="2.40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355cm" fo:min-width="5.639cm"/>
    </style:style>
    <style:style style:name="gr8" style:family="graphic" style:parent-style-name="standard">
      <style:graphic-properties draw:stroke="none" draw:fill="none" fo:min-height="1.9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287cm"/>
    </style:style>
    <style:style style:name="gr10" style:family="graphic" style:parent-style-name="standard">
      <style:graphic-properties svg:stroke-width="0.152cm" svg:stroke-color="#000000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6cm" fo:min-width="0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stroke="none" draw:fill="none" fo:min-height="1.66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7" style:family="paragraph">
      <loext:graphic-properties draw:fill="none" draw:fill-color="#ffffff"/>
      <style:text-properties fo:font-size="72pt" style:font-size-asian="72pt" style:font-size-complex="72pt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  <style:text-properties fo:font-weight="bold" style:font-weight-asian="normal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size-complex="24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24pt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6.088cm" svg:height="3.448cm" svg:x="5.396cm" svg:y="13.224cm">
          <text:p/>
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1" draw:id="id1" draw:layer="layout" svg:width="8.72cm" svg:height="5.541cm" svg:x="9.179cm" svg:y="3.20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403cm" svg:height="2.487cm" svg:x="12.099cm" svg:y="3.495cm">
          <draw:image xlink:href="Pictures/1000020100000130000000C23912CCB837D42114.png" xlink:type="simple" xlink:show="embed" xlink:actuate="onLoad">
            <text:p/>
          </draw:image>
        </draw:frame>
        <draw:custom-shape draw:style-name="gr4" draw:text-style-name="P4" draw:layer="layout" svg:width="4.113cm" svg:height="1.99cm" svg:x="11.509cm" svg:y="6.053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509cm" svg:y1="7.104cm" svg:x2="10.057cm" svg:y2="6.203cm">
          <text:p/>
        </draw:line>
        <draw:line draw:style-name="gr6" draw:text-style-name="P3" draw:layer="layout" svg:x1="10.057cm" svg:y1="6.202cm" svg:x2="12.261cm" svg:y2="4.834cm">
          <text:p/>
        </draw:line>
        <draw:line draw:style-name="gr5" draw:text-style-name="P3" draw:layer="layout" svg:x1="15.502cm" svg:y1="4.985cm" svg:x2="17.3cm" svg:y2="6.1cm">
          <text:p/>
        </draw:line>
        <draw:line draw:style-name="gr6" draw:text-style-name="P3" draw:layer="layout" svg:x1="17.299cm" svg:y1="6.101cm" svg:x2="15.701cm" svg:y2="7.093cm">
          <text:p/>
        </draw:line>
        <draw:custom-shape draw:style-name="gr7" draw:text-style-name="P5" xml:id="id2" draw:id="id2" draw:layer="layout" svg:width="6.139cm" svg:height="7.366cm" svg:x="17.016cm" svg:y="10.507cm">
          <text:p text:style-name="P1"><text:span text:style-name="T2"/></text:p>
          <text:p text:style-name="P1"><text:span text:style-name="T2">&lt;s,a,r,s'&gt;</text:span></text:p>
          <text:p text:style-name="P1"><text:span text:style-name="T2">&lt;s,a,r,s'&gt;</text:span></text:p>
          <text:p text:style-name="P1"><text:span text:style-name="T2">&lt;s,a,r,s'&gt;</text:span></text:p>
          <text:p text:style-name="P1"><text:span text:style-name="T2">&lt;s,a,r,s'&gt;</text:span></text:p>
          <text:p text:style-name="P1"><text:span text:style-name="T2">&lt;s,a,r,s'&gt;</text:span></text:p>
          <text:p text:style-name="P1"><text:span text:style-name="T2">&lt;s,a,r,s'&gt;</text:span></text:p>
          <text:p text:style-name="P1"><text:span text:style-name="T2">&lt;s,a,r,s'&gt;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" draw:layer="layout" svg:width="5.277cm" svg:height="2.158cm" svg:x="17.454cm" svg:y="18.024cm">
          <draw:text-box>
            <text:p text:style-name="P1"><text:span text:style-name="T3">Replay</text:span></text:p>
            <text:p text:style-name="P1"><text:span text:style-name="T3">buffer</text:span></text:p>
          </draw:text-box>
        </draw:frame>
        <draw:frame draw:style-name="gr9" draw:text-style-name="P6" draw:layer="layout" svg:width="7.787cm" svg:height="1.204cm" svg:x="8.834cm" svg:y="1.891cm">
          <draw:text-box>
            <text:p><text:span text:style-name="T4">Interaction</text:span></text:p>
          </draw:text-box>
        </draw:frame>
        <draw:connector draw:style-name="gr10" draw:text-style-name="P1" draw:layer="layout" svg:x1="17.899cm" svg:y1="5.972cm" svg:x2="20.085cm" svg:y2="10.507cm" draw:start-shape="id1" draw:start-glue-point="1" draw:end-shape="id2" draw:end-glue-point="5" svg:d="M17899 5972h2186v4535" svg:viewBox="0 0 2187 4536">
          <text:p/>
        </draw:connector>
        <draw:frame draw:style-name="gr11" draw:text-style-name="P7" draw:layer="layout" svg:width="3.693cm" svg:height="3.096cm" svg:x="13.521cm" svg:y="13.322cm">
          <draw:text-box>
            <text:p><text:span text:style-name="T5">~</text:span></text:p>
          </draw:text-box>
        </draw:frame>
        <draw:frame draw:style-name="gr8" draw:text-style-name="P3" draw:layer="layout" svg:width="6.448cm" svg:height="2.158cm" svg:x="5.198cm" svg:y="13.924cm">
          <draw:text-box>
            <text:p text:style-name="P1"><text:span text:style-name="T3">train on</text:span></text:p>
            <text:p text:style-name="P1"><text:span text:style-name="T3"><text:s text:c="3"/></text:span><text:span text:style-name="T3">batches</text:span></text:p>
          </draw:text-box>
        </draw:frame>
        <draw:line draw:style-name="gr12" draw:text-style-name="P3" draw:layer="layout" svg:x1="13.821cm" svg:y1="14.882cm" svg:x2="13.109cm" svg:y2="14.882cm">
          <text:p/>
        </draw:line>
        <draw:connector draw:style-name="gr10" draw:text-style-name="P1" draw:layer="layout" svg:x1="7.679cm" svg:y1="13.224cm" svg:x2="13.539cm" svg:y2="8.743cm" draw:start-shape="id3" draw:start-glue-point="7" draw:end-shape="id1" draw:end-glue-point="2" svg:d="M7679 13224v-2191h5860v-2290" svg:viewBox="0 0 5861 4482">
          <text:p/>
        </draw:connector>
        <draw:frame draw:style-name="gr13" draw:text-style-name="P9" draw:layer="layout" svg:width="5.815cm" svg:height="1.916cm" svg:x="7.44cm" svg:y="9.745cm">
          <draw:text-box>
            <text:p text:style-name="P8"><text:span text:style-name="T6">weights</text:span></text:p>
          </draw:text-box>
        </draw:frame>
        <draw:frame draw:style-name="gr13" draw:text-style-name="P9" draw:layer="layout" svg:width="5.815cm" svg:height="1.916cm" svg:x="11.441cm" svg:y="15.445cm">
          <draw:text-box>
            <text:p text:style-name="P8"><text:span text:style-name="T6">sample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12:27:53.586488076</meta:creation-date>
    <dc:date>2017-12-14T12:32:59.390444724</dc:date>
    <meta:editing-duration>PT5M6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